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ont0000000024868b42" svg:font-family="font0000000024868b42"/>
    <style:font-face style:name="font0000000024868d13" svg:font-family="font0000000024868d13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style:use-window-font-color="true" style:font-name="font0000000024868d13" fo:font-size="11pt" fo:background-color="#ffffff" style:font-size-asian="11pt" style:font-size-complex="11pt"/>
    </style:style>
    <style:style style:name="P3" style:family="paragraph" style:parent-style-name="Standard">
      <style:text-properties style:use-window-font-color="true" style:font-name="font0000000024868d13" fo:font-size="11pt" officeooo:rsid="00167151" officeooo:paragraph-rsid="00167151" fo:background-color="#ffff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font0000000024868d13" fo:font-size="11pt" fo:background-color="#ffffff" style:font-size-asian="11pt" style:font-size-complex="11pt"/>
    </style:style>
    <style:style style:name="P5" style:family="paragraph" style:parent-style-name="Text_20_body">
      <style:text-properties style:font-name="font0000000024868d13" fo:font-size="11pt" fo:background-color="#ffffff" style:font-size-asian="11pt" style:font-size-complex="11pt"/>
    </style:style>
    <style:style style:name="P6" style:family="paragraph" style:parent-style-name="Text_20_body">
      <style:text-properties style:font-name="font0000000024868d13" fo:font-size="11pt" officeooo:rsid="00167151" officeooo:paragraph-rsid="00167151" fo:background-color="#ffffff" style:font-size-asian="11pt" style:font-size-complex="11pt"/>
    </style:style>
    <style:style style:name="P7" style:family="paragraph" style:parent-style-name="Text_20_body">
      <style:text-properties style:font-name="font0000000024868d13" fo:font-size="11pt" officeooo:rsid="00163a42" officeooo:paragraph-rsid="00163a42" fo:background-color="#ffffff" style:font-size-asian="11pt" style:font-size-complex="11pt"/>
    </style:style>
    <style:style style:name="P8" style:family="paragraph" style:parent-style-name="Text_20_body">
      <style:text-properties fo:font-size="11pt" fo:background-color="#ffffff" style:font-size-asian="11pt" style:font-size-complex="11pt"/>
    </style:style>
    <style:style style:name="P9" style:family="paragraph" style:parent-style-name="Text_20_body">
      <style:text-properties fo:font-size="11pt" officeooo:paragraph-rsid="001a2dcd" fo:background-color="#ffffff" style:font-size-asian="11pt" style:font-size-complex="11pt"/>
    </style:style>
    <style:style style:name="P10" style:family="paragraph" style:parent-style-name="Text_20_body">
      <style:text-properties officeooo:paragraph-rsid="00163a42"/>
    </style:style>
    <style:style style:name="P11" style:family="paragraph" style:parent-style-name="Text_20_body">
      <style:text-properties style:use-window-font-color="true" style:font-name="font0000000024868d13" fo:font-size="11pt" fo:background-color="#ffffff" style:font-size-asian="11pt" style:font-size-complex="11pt"/>
    </style:style>
    <style:style style:name="P12" style:family="paragraph" style:parent-style-name="Text_20_body">
      <style:text-properties officeooo:paragraph-rsid="00167151"/>
    </style:style>
    <style:style style:name="P13" style:family="paragraph" style:parent-style-name="Text_20_body">
      <style:text-properties fo:color="#c9211e" fo:font-size="11pt" fo:font-weight="bold" officeooo:paragraph-rsid="001a2dcd" fo:background-color="#ffffff" style:font-size-asian="11pt" style:font-weight-asian="bold" style:font-size-complex="11pt" style:font-weight-complex="bold"/>
    </style:style>
    <style:style style:name="P14" style:family="paragraph" style:parent-style-name="Text_20_body">
      <style:text-properties officeooo:paragraph-rsid="0022a705"/>
    </style:style>
    <style:style style:name="T1" style:family="text">
      <style:text-properties style:font-name="font0000000024868b42"/>
    </style:style>
    <style:style style:name="T2" style:family="text">
      <style:text-properties style:font-name="font0000000024868b42" officeooo:rsid="00194b07"/>
    </style:style>
    <style:style style:name="T3" style:family="text">
      <style:text-properties style:font-name="font0000000024868b42" officeooo:rsid="001a2dcd"/>
    </style:style>
    <style:style style:name="T4" style:family="text">
      <style:text-properties style:font-name="font0000000024868d13"/>
    </style:style>
    <style:style style:name="T5" style:family="text">
      <style:text-properties style:font-name="font0000000024868d13" fo:font-size="11pt" fo:background-color="#ffffff" loext:char-shading-value="0" style:font-size-asian="11pt" style:font-size-complex="11pt"/>
    </style:style>
    <style:style style:name="T6" style:family="text">
      <style:text-properties style:font-name="font0000000024868d13" fo:font-size="11pt" officeooo:rsid="00163a42" fo:background-color="#ffffff" loext:char-shading-value="0" style:font-size-asian="11pt" style:font-size-complex="11pt"/>
    </style:style>
    <style:style style:name="T7" style:family="text">
      <style:text-properties style:font-name="font0000000024868d13" fo:font-size="11pt" officeooo:rsid="00167151" fo:background-color="#ffffff" loext:char-shading-value="0" style:font-size-asian="11pt" style:font-size-complex="11pt"/>
    </style:style>
    <style:style style:name="T8" style:family="text">
      <style:text-properties style:font-name="font0000000024868d13" fo:font-size="11pt" officeooo:rsid="001be190" fo:background-color="#ffffff" loext:char-shading-value="0" style:font-size-asian="11pt" style:font-size-complex="11pt"/>
    </style:style>
    <style:style style:name="T9" style:family="text">
      <style:text-properties style:font-name="font0000000024868d13" fo:font-size="11pt" officeooo:rsid="0022a705" fo:background-color="#ffffff" loext:char-shading-value="0" style:font-size-asian="11pt" style:font-size-complex="11pt"/>
    </style:style>
    <style:style style:name="T10" style:family="text">
      <style:text-properties style:font-name="font0000000024868d13" officeooo:rsid="00163a42"/>
    </style:style>
    <style:style style:name="T11" style:family="text">
      <style:text-properties style:font-name="font0000000024868d13" officeooo:rsid="00167151"/>
    </style:style>
    <style:style style:name="T12" style:family="text">
      <style:text-properties style:font-name="font0000000024868d13" officeooo:rsid="00217eb8"/>
    </style:style>
    <style:style style:name="T13" style:family="text">
      <style:text-properties style:font-name="font0000000024868d13" fo:font-weight="bold" officeooo:rsid="00217eb8" style:font-weight-asian="bold" style:font-weight-complex="bold"/>
    </style:style>
    <style:style style:name="T14" style:family="text">
      <style:text-properties officeooo:rsid="00163a42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font0000000024868d13"/>
    </style:style>
    <style:style style:name="T17" style:family="text">
      <style:text-properties style:use-window-font-color="true" style:font-name="font0000000024868d13" fo:font-size="11pt" fo:background-color="#ffffff" loext:char-shading-value="0" style:font-size-asian="11pt" style:font-size-complex="11pt"/>
    </style:style>
    <style:style style:name="T18" style:family="text">
      <style:text-properties style:use-window-font-color="true" style:font-name="font0000000024868d13" fo:font-size="11pt" officeooo:rsid="00167151" fo:background-color="#ffffff" loext:char-shading-value="0" style:font-size-asian="11pt" style:font-size-complex="11pt"/>
    </style:style>
    <style:style style:name="T19" style:family="text">
      <style:text-properties officeooo:rsid="00167151"/>
    </style:style>
    <style:style style:name="T20" style:family="text">
      <style:text-properties officeooo:rsid="0017db8c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2562d9" style:font-size-asian="13pt" style:font-weight-asian="bold" style:font-size-complex="13pt" style:font-weight-complex="bold"/>
    </style:style>
    <style:style style:name="T23" style:family="text">
      <style:text-properties officeooo:rsid="001f4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1">Deploy com Git — Con</text:span><text:span text:style-name="T22">fi</text:span><text:span text:style-name="T21">gurando e executando um deploy automatizado</text:span> </text:p>
      <text:p text:style-name="P9"><text:span text:style-name="T1">Wesley Sera</text:span><text:span text:style-name="T3">fi</text:span><text:span text:style-name="T1">m de Araújo Follow May 2, 2016 · 5 min read</text:span></text:p>
      <text:p text:style-name="P13"><text:span text:style-name="T3">(</text:span><text:span text:style-name="T2">REVISADO – </text:span><text:span text:style-name="T3">Mauro Kenzo Saiki 08/06/2020)</text:span></text:p>
      <text:p text:style-name="P5">A ideia aqui nesse post é mostrar um passo a passo de como con1gurar um deploy automatizado usando somente o Git, é um procedimento bem simples e que irá melhorar muito seu processo de deploy. Embora saiba que existe diversas ferramentas especializada para tal 1nalidade como Capstrano e o próprio Deployer (para PHP), o git ainda me ajuda bastante na realização desse processo. </text:p>
      <text:p text:style-name="P5">Então vamos lá, a primeira coisa a se fazer é acessar o seu servidor remotamente via ssh (Sim, você vai precisar de acesso ssh), sendo assim faça o acesso, no meu exemplo estou fazendo essa con1guração num servidor caseiro que tenho aqui em uma Raspberry Pi 3, e estou utilizando o sistema operacional Raspbian Jessie baseado em Debian, mas uma vez tendo o git instalado no servidor os passos que serão mostrado aqui servirão para qualquer distribuição Linux. Então tenha em mente que vai precisar instalar o git no servidor. </text:p>
      <text:p text:style-name="P8"><text:span text:style-name="T4">Uma vez logado no servidor, você deve navegar até a pasta raiz do seu projeto (Document Root), no meu caso, está localizado em /var/www/html/</text:span><text:span text:style-name="T10">deployteste</text:span><text:span text:style-name="T4">/ </text:span></text:p>
      <text:p text:style-name="P7">Digite os comando abaixo:</text:p>
      <text:p text:style-name="P10"><text:span text:style-name="T7">server</text:span><text:span text:style-name="T6">#sudo mkdir deployteste</text:span><text:span text:style-name="T5"><text:line-break/></text:span><text:span text:style-name="T7">server</text:span><text:span text:style-name="T6">#cd deployteste</text:span><text:span text:style-name="T5"><text:line-break/></text:span><text:span text:style-name="T7">server</text:span><text:span text:style-name="T6">#</text:span><text:span text:style-name="T8">sudo </text:span><text:span text:style-name="T5">git init --</text:span><text:span text:style-name="T6">bare<text:line-break/><text:line-break/>E</text:span><text:span text:style-name="T5">sse comando irá inicializar um repositório mínimo do Git, digo mínimo porque ele não possui todas as funcionalidades do Git, por exemplo, não será possível executar comandos como push e pull nele, a única e exclusiva funcionalidade desse repositório é receber os push do seu ambiente de desenvolvimento e manter sua aplicação atualizada com segurança no servidor. </text:span></text:p>
      <text:p text:style-name="Text_20_body"><text:span text:style-name="T6">A</text:span><text:span text:style-name="T5">gora é </text:span><text:span text:style-name="T6">necessário </text:span><text:span text:style-name="T5">criar um arquivo chamado post-receive dentro do diretório hooks<text:line-break/></text:span><text:span text:style-name="T6">#sudo vi</text:span><text:span text:style-name="T5"> hooks/post-receive </text:span><text:span text:style-name="T6">e digite o conteúdo:</text:span></text:p>
      <text:p text:style-name="P4">#:/bin/sh</text:p>
      <text:p text:style-name="P2">GIT_WORK_TREE=/var/www/html/deployteste git che<text:span text:style-name="T23">c</text:span>kout -f</text:p>
      <text:p text:style-name="P11"><text:line-break/>Veja no exemplo como <text:span text:style-name="T14">fica </text:span>o <text:span text:style-name="T14">arquivo</text:span>, repare que o GIT_WORK_TREE é o local onde seu site/app <text:span text:style-name="T14">fica</text:span>rá armazenado, seguido do comando git checkout -f </text:p>
      <text:p text:style-name="P8"><text:span text:style-name="T16">Um detalhe muito importante é que na primeira linha do post-receive deve ter o comentário #!/bin/sh para que</text:span><text:span text:style-name="T4"> esse arquivo seja executado corretamente. Ao preencher o post-receive como indica a imagem </text:span><text:span text:style-name="T12">tecle </text:span><text:span text:style-name="T13">ESC</text:span><text:span text:style-name="T12">, salve e saia do <text:s/></text:span><text:span text:style-name="T13">vi</text:span><text:span text:style-name="T12"> com comando </text:span><text:span text:style-name="T13">:wq</text:span><text:span text:style-name="T4">. </text:span></text:p>
      <text:p text:style-name="P8"><text:span text:style-name="T4">Explicando de forma simples o que ocorre e o papel do hook post-receive, é que esse post-receive trabalha como um espece observer e atua sempre que um novo post é recebido no diretório </text:span><text:soft-page-break/><text:span text:style-name="T4">app.git, então sempre que você executar o comando git push deploy master (jajá vamos con1gurar isso), o post-receive vai pegar os arquivos e enviar para o diretório indicado no GIT_WORK_TREE e checar esse cara como versão atual a se trabalhar, vale lembrar que um repositório do tipo --bare não guarda as versões, por isso que se deve trabalhar com Github ou Bitbucket para fazer o versionamente, o repositório que criamos no servidor só é responsável em manter atualizado a última versão que é enviada pra ele. </text:span></text:p>
      <text:p text:style-name="P5">Geralmente eu deixo o remote origin para o Bitbucket/Github e crio o remote deploy para fazer deploy pro servidor, em caso que tenho diferentes servidores (stage e prod), eu uso remote deploy-stage e o deploy é sempre o produção, esses nomes podem mudar de acordo com sua necessidade e costume. Antes de fechar essa parte no servidor precisamos dar permissão de execução para o hook que criamos, então fazemos isso usando o comando: </text:p>
      <text:p text:style-name="P8"><text:span text:style-name="T11">server#</text:span><text:span text:style-name="T4">sudo chmod +x hook</text:span><text:span text:style-name="T11">s</text:span><text:span text:style-name="T4">/post-receive</text:span></text:p>
      <text:p text:style-name="P6"/>
      <text:p text:style-name="P6">Ajustar o owner do diretório para o usuário realizar o deploy.</text:p>
      <text:p text:style-name="P12"><text:span text:style-name="T18">server#</text:span><text:span text:style-name="T17">sudo chown </text:span><text:span text:style-name="T18">usuario</text:span><text:span text:style-name="T17">:</text:span><text:span text:style-name="T18">usuario</text:span><text:span text:style-name="T17"> -R /var/www/html/deployteste</text:span></text:p>
      <text:p text:style-name="P3"/>
      <text:p text:style-name="P5"><text:span text:style-name="T15">OK, a acabamos a parte do servidor, agora vamos para nosso ambiente local na qual estamos d</text:span>esenvolvendo. Navegue até o diretório do seu projeto e caso ainda não tenha iniciado um repositório git nele faça (git init), uma vez já com o git iniciado no projeto precisamos adicionar uma indicação remote nele, para isso use o comando abaixo (tudo na mesma linha) como se faz quando vamos adicionar o origin (Github/Bitbucket): </text:p>
      <text:p text:style-name="P14"><text:span text:style-name="T7">local#git </text:span><text:span text:style-name="T9">init</text:span></text:p>
      <text:p text:style-name="Text_20_body"><text:span text:style-name="T7">local#</text:span><text:span text:style-name="T5">git remote add deploy usuario@</text:span><text:span text:style-name="T7">servidor</text:span><text:span text:style-name="T5">:/var/www/html/deploy</text:span><text:span text:style-name="T7">teste</text:span><text:span text:style-name="T5"> </text:span></text:p>
      <text:p text:style-name="P5">Uma vez isso feito basta fazer seu commit pro servidor da mesma forma que faz para Github, apenas substituindo origin por deploy e sempre indicando o branch master. Note que antes eu dei ls no servidor e não tem nada além do app.git no diretório principal do projeto. </text:p>
      <text:p text:style-name="P5"><text:span text:style-name="T19">local#</text:span>git add .<text:line-break/><text:span text:style-name="T19">local#</text:span>git commit -am “Commitando as alterações par ao servidor” <text:line-break/><text:span text:style-name="T20">local#</text:span>git push deploy master </text:p>
      <text:p text:style-name="P5">Como esse push/deploy pro repositório do tipo --bare só é permitido usando o branch master, sempre se trabalhar com outros branchs é importante fazer o merge com o master antes de realizar o deploy. </text:p>
      <text:p text:style-name="P5">Eu ainda utilizo esse procedimento para fazer deploy das minhas aplicações, em alguns casos já usei o Capstrano que é um pouquinho mais trabalhoso para con1gurar mas é uma ótima ferramenta. 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ont0000000024868b42" svg:font-family="font0000000024868b42"/>
    <style:font-face style:name="font0000000024868d13" svg:font-family="font0000000024868d13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8T17:03:35.273987401</meta:creation-date>
    <dc:date>2020-07-13T23:14:53.118238541</dc:date>
    <meta:editing-duration>PT1H8M19S</meta:editing-duration>
    <meta:editing-cycles>10</meta:editing-cycles>
    <meta:generator>LibreOffice_Vanilla/6.4.4.2$MacOSX_X86_64 LibreOffice_project/3d775be2011f3886db32dfd395a6a6d1ca2630ff</meta:generator>
    <meta:document-statistic meta:table-count="0" meta:image-count="0" meta:object-count="0" meta:page-count="2" meta:paragraph-count="25" meta:word-count="785" meta:character-count="4851" meta:non-whitespace-character-count="4073"/>
  </office:meta>
</office:document-meta>
</file>